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0.168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75cm" fo:break-before="auto" style:use-optimal-row-height="false"/>
    </style:style>
    <style:style style:name="ta1" style:family="table" style:master-page-name="PageStyle_5f_Presupuseto">
      <style:table-properties table:display="true" style:writing-mode="lr-tb" table:tab-color="#00ccf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padding="0.071cm"/>
      <style:text-properties style:font-name="Liberation Sans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1.76pt solid #33339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333399" style:cell-protect="none" style:print-content="true" style:diagonal-bl-tr="none" style:diagonal-tl-br="none" style:text-align-source="fix" style:repeat-content="false" fo:wrap-option="no-wrap" fo:border-left="1.76pt solid #333399" style:direction="ltr" fo:padding="0.071cm" fo:border-right="0.06pt solid #808080" style:rotation-angle="0" style:rotation-align="none" style:shrink-to-fit="false" fo:border-top="1.76pt solid #333399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6pt solid #333399" style:cell-protect="none" style:print-content="true" style:diagonal-bl-tr="none" style:diagonal-tl-br="none" style:text-align-source="fix" style:repeat-content="false" fo:wrap-option="no-wrap" fo:border-left="1.76pt solid #333399" style:direction="ltr" fo:padding="0.071cm" fo:border-right="0.06pt solid #333399" style:rotation-angle="0" style:rotation-align="none" style:shrink-to-fit="false" fo:border-top="0.06pt solid #333399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333399" style:cell-protect="none" style:print-content="true" style:diagonal-bl-tr="none" style:diagonal-tl-br="none" style:text-align-source="fix" style:repeat-content="false" fo:wrap-option="no-wrap" fo:border-left="1.76pt solid #333399" style:direction="ltr" fo:padding="0.071cm" fo:border-right="0.06pt solid #80808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33399" fo:background-color="#cc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33399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33339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33399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333399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33339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33339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6pt solid #33339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333399" fo:background-color="#ccccff" style:diagonal-bl-tr="none" style:diagonal-tl-br="none" style:text-align-source="fix" style:repeat-content="false" fo:wrap-option="no-wrap" fo:border-left="none" style:direction="ltr" fo:padding="0.071cm" fo:border-right="1.76pt solid #333399" style:rotation-angle="0" style:rotation-align="none" style:shrink-to-fit="false" fo:border-top="1.76pt solid #333399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33339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1.76pt solid #333399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33339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ackground-color="#ccccff" style:diagonal-bl-tr="none" style:diagonal-tl-br="none" fo:border="1.76pt solid #333399" fo:padding="0.071cm" style:rotation-align="non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333399" style:cell-protect="none" style:print-content="true" style:diagonal-bl-tr="none" style:diagonal-tl-br="none" fo:border-left="none" fo:padding="0.071cm" fo:border-right="0.06pt solid #808080" style:rotation-align="none" fo:border-top="1.76pt solid #333399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cell-protect="none" style:print-content="true" style:diagonal-bl-tr="none" style:diagonal-tl-br="none" fo:border="0.06pt solid #333399" fo:padding="0.071cm" style:rotation-align="non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333399" style:cell-protect="none" style:print-content="true" style:diagonal-bl-tr="none" style:diagonal-tl-br="none" fo:border-left="none" fo:padding="0.071cm" fo:border-right="0.06pt solid #808080" style:rotation-align="none" fo:border-top="non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88" style:family="table-cell" style:parent-style-name="Default">
      <style:table-cell-properties style:glyph-orientation-vertical="0" fo:border-bottom="0.06pt solid #33339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333399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04">
      <style:table-cell-properties fo:border-bottom="0.06pt solid #333399" style:cell-protect="none" style:print-content="true" style:diagonal-bl-tr="none" style:diagonal-tl-br="none" fo:border-left="none" fo:padding="0.071cm" fo:border-right="0.06pt solid #808080" style:rotation-align="none" fo:border-top="1.76pt solid #333399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104">
      <style:table-cell-properties style:cell-protect="none" style:print-content="true" style:diagonal-bl-tr="none" style:diagonal-tl-br="none" fo:border="0.06pt solid #333399" fo:padding="0.071cm" style:rotation-align="non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04">
      <style:table-cell-properties fo:border-bottom="1.76pt solid #333399" style:cell-protect="none" style:print-content="true" style:diagonal-bl-tr="none" style:diagonal-tl-br="none" fo:border-left="none" fo:padding="0.071cm" fo:border-right="0.06pt solid #808080" style:rotation-align="none" fo:border-top="non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glyph-orientation-vertical="0" fo:border-bottom="0.06pt solid #333399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33339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8">
      <style:table-cell-properties style:glyph-orientation-vertical="0" fo:background-color="#ccccff" style:diagonal-bl-tr="none" style:diagonal-tl-br="none" style:text-align-source="fix" style:repeat-content="false" fo:wrap-option="no-wrap" fo:border="1.76pt solid #33339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none" fo:padding="0.071cm" style:rotation-align="non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108">
      <style:table-cell-properties fo:border-bottom="0.06pt solid #333399" style:diagonal-bl-tr="none" style:diagonal-tl-br="none" fo:border-left="none" fo:padding="0.071cm" fo:border-right="1.76pt solid #333399" style:rotation-align="none" fo:border-top="1.76pt solid #333399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08">
      <style:table-cell-properties fo:border-bottom="0.06pt solid #333399" style:diagonal-bl-tr="none" style:diagonal-tl-br="none" fo:border-left="0.06pt solid #333399" fo:padding="0.071cm" fo:border-right="1.76pt solid #333399" style:rotation-align="none" fo:border-top="0.06pt solid #333399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08">
      <style:table-cell-properties fo:border-bottom="1.76pt solid #333399" style:diagonal-bl-tr="none" style:diagonal-tl-br="none" fo:border-left="none" fo:padding="0.071cm" fo:border-right="1.76pt solid #333399" style:rotation-align="none" fo:border-top="non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8">
      <style:table-cell-properties style:diagonal-bl-tr="none" style:diagonal-tl-br="none" fo:border="1.76pt solid #333399" fo:padding="0.071cm" style:rotation-align="none"/>
      <style:text-properties fo:color="#3333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12">
      <style:table-cell-properties style:glyph-orientation-vertical="0" fo:border-bottom="1.76pt solid #333399" fo:background-color="#ccccff" style:diagonal-bl-tr="none" style:diagonal-tl-br="none" style:text-align-source="fix" style:repeat-content="false" fo:wrap-option="no-wrap" fo:border-left="none" style:direction="ltr" fo:padding="0.071cm" fo:border-right="1.76pt solid #333399" style:rotation-angle="0" style:rotation-align="none" style:shrink-to-fit="false" fo:border-top="1.76pt solid #333399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7" style:family="table-cell" style:parent-style-name="Default">
      <style:text-properties style:font-name="Liberation Sans"/>
    </style:style>
    <style:style style:name="gr1" style:family="graphic">
      <style:graphic-properties draw:stroke="solid" svg:stroke-width="0.026cm" svg:stroke-color="#4f81bd" draw:stroke-linejoin="miter" svg:stroke-linecap="square" draw:fill="solid" draw:fill-color="#dce6f2" draw:opacity="50%" draw:textarea-horizontal-align="justify" draw:textarea-vertical-align="top" draw:auto-grow-height="false" fo:min-height="0.813cm" fo:min-width="15.703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solid" svg:stroke-width="0.026cm" svg:stroke-color="#4f81bd" draw:stroke-linejoin="miter" svg:stroke-linecap="square" draw:fill="none" draw:fill-color="#ffffff" draw:textarea-horizontal-align="justify" draw:textarea-vertical-align="top" draw:auto-grow-height="false" fo:min-height="2.201cm" fo:min-width="6.376cm" fo:padding-top="0.056cm" fo:padding-bottom="0.056cm" fo:padding-left="0.056cm" fo:padding-right="0.056cm" fo:wrap-option="wrap" draw:shadow-color="#808080"/>
      <style:paragraph-properties style:writing-mode="lr-tb"/>
    </style:style>
    <style:style style:name="gr3" style:family="graphic">
      <style:graphic-properties draw:stroke="solid" svg:stroke-width="0.026cm" svg:stroke-color="#4f81bd" draw:stroke-linejoin="miter" svg:stroke-linecap="square" draw:fill="none" draw:fill-color="#ffffff" draw:textarea-horizontal-align="justify" draw:textarea-vertical-align="top" draw:auto-grow-height="false" fo:min-height="2.201cm" fo:min-width="8.725cm" fo:padding-top="0.056cm" fo:padding-bottom="0.056cm" fo:padding-left="0.056cm" fo:padding-right="0.056cm" fo:wrap-option="wrap" draw:shadow-color="#808080"/>
      <style:paragraph-properties style:writing-mode="lr-tb"/>
    </style:style>
    <style:style style:name="gr4" style:family="graphic">
      <style:graphic-properties draw:stroke="solid" svg:stroke-width="0.026cm" svg:stroke-color="#4f81bd" draw:stroke-linejoin="miter" svg:stroke-linecap="square" draw:fill="none" draw:fill-color="#ffffff" draw:textarea-horizontal-align="justify" draw:textarea-vertical-align="top" draw:auto-grow-height="false" fo:min-height="0.502cm" fo:min-width="15.765cm" fo:padding-top="0.056cm" fo:padding-bottom="0.056cm" fo:padding-left="0.056cm" fo:padding-right="0.056cm" fo:wrap-option="wrap" draw:shadow-color="#808080"/>
      <style:paragraph-properties style:writing-mode="lr-tb"/>
    </style:style>
    <style:style style:name="gr5" style:family="graphic">
      <style:graphic-properties draw:stroke="solid" svg:stroke-width="0.026cm" svg:stroke-color="#4f81bd" draw:stroke-linejoin="miter" svg:stroke-linecap="square" draw:fill="none" draw:fill-color="#ffffff" draw:textarea-horizontal-align="justify" draw:textarea-vertical-align="top" draw:auto-grow-height="false" fo:min-height="3.298cm" fo:min-width="8.47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solid" draw:fill-color="#dce6f2" draw:opacity="50%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esupuseto" table:style-name="ta1" table:protected="true" table:protection-key="Qw5Rj4NgguBoNpirnj9505x/UUA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visibility="collapse" table:number-columns-repeated="247" table:default-cell-style-name="ce1"/>
        <table:table-column table:style-name="co6" table:visibility="collapse" table:number-columns-repeated="767" table:default-cell-style-name="ce57"/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 table:number-columns-spanned="8" table:number-rows-spanned="1">
            <text:p>PRESUPUESTO</text:p>
            <draw:custom-shape table:end-cell-address="Presupuseto.J2" table:end-x="0.087cm" table:end-y="1.059cm" draw:z-index="0" draw:name="AutoShape 2" draw:style-name="gr1" draw:text-style-name="P1" svg:width="15.915cm" svg:height="1.025cm" svg:x="0.01cm" svg:y="0.03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7" table:style-name="ce5"/>
          <table:table-cell table:number-columns-repeated="1015"/>
        </table:table-row>
        <table:table-row table:style-name="ro1">
          <table:table-cell/>
          <table:table-cell table:style-name="ce2">
            <draw:custom-shape table:end-cell-address="Presupuseto.E10" table:end-x="0.032cm" table:end-y="0.06cm" draw:z-index="3" draw:name="AutoShape 4" draw:style-name="gr2" draw:text-style-name="P2" svg:width="6.738cm" svg:height="2.563cm" svg:x="0.011cm" svg:y="0.3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2" table:number-columns-repeated="2"/>
          <table:table-cell table:style-name="ce2">
            <draw:custom-shape table:end-cell-address="Presupuseto.J10" table:end-x="0.116cm" table:end-y="0.06cm" draw:z-index="4" draw:name="AutoShape 5" draw:style-name="gr3" draw:text-style-name="P2" svg:width="9.087cm" svg:height="2.563cm" svg:x="0.15cm" svg:y="0.3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EMPRESA</text:p>
          </table:table-cell>
          <table:covered-table-cell table:number-columns-repeated="2" table:style-name="ce6"/>
          <table:table-cell table:style-name="ce71" office:value-type="string" calcext:value-type="string" table:number-columns-spanned="5" table:number-rows-spanned="1">
            <text:p>CLIENTE</text:p>
          </table:table-cell>
          <table:covered-table-cell table:number-columns-repeated="4" table:style-name="ce71"/>
          <table:table-cell table:number-columns-repeated="1015"/>
        </table:table-row>
        <table:table-row table:style-name="ro3">
          <table:table-cell/>
          <table:table-cell table:style-name="ce6" table:number-columns-repeated="3"/>
          <table:table-cell table:style-name="ce71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0" office:value-type="string" calcext:value-type="string" table:number-columns-spanned="3" table:number-rows-spanned="1">
            <text:p>NOMBRE:CLASS MANAGER </text:p>
          </table:table-cell>
          <table:covered-table-cell table:number-columns-repeated="2" table:style-name="ce20"/>
          <table:table-cell table:style-name="ce23"/>
          <table:table-cell table:style-name="ce29" office:value-type="string" calcext:value-type="string">
            <text:p>NOMBRE:</text:p>
          </table:table-cell>
          <table:table-cell table:style-name="ce70" office:value-type="string" calcext:value-type="string" table:number-columns-spanned="3" table:number-rows-spanned="1">
            <text:p>------</text:p>
          </table:table-cell>
          <table:covered-table-cell table:number-columns-repeated="2" table:style-name="ce70"/>
          <table:table-cell table:style-name="ce2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DIRECCIÓN: COLEGIO FLORENTINO AMEGHINO</text:p>
          </table:table-cell>
          <table:covered-table-cell table:number-columns-repeated="2" table:style-name="ce20"/>
          <table:table-cell table:style-name="ce23"/>
          <table:table-cell table:style-name="ce29" office:value-type="string" calcext:value-type="string">
            <text:p>DIRECCIÓN:</text:p>
          </table:table-cell>
          <table:table-cell table:style-name="ce88" office:value-type="string" calcext:value-type="string" table:number-columns-spanned="3" table:number-rows-spanned="1">
            <text:p>------</text:p>
          </table:table-cell>
          <table:covered-table-cell table:number-columns-repeated="2" table:style-name="ce88"/>
          <table:table-cell table:style-name="ce2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TELÉFONO: 11111111</text:p>
          </table:table-cell>
          <table:covered-table-cell table:number-columns-repeated="2" table:style-name="ce6"/>
          <table:table-cell table:style-name="ce24"/>
          <table:table-cell table:style-name="ce29" office:value-type="string" calcext:value-type="string">
            <text:p>TELÉFONO:</text:p>
          </table:table-cell>
          <table:table-cell table:style-name="ce88" office:value-type="string" calcext:value-type="string" table:number-columns-spanned="3" table:number-rows-spanned="1">
            <text:p>------</text:p>
          </table:table-cell>
          <table:covered-table-cell table:number-columns-repeated="2" table:style-name="ce88"/>
          <table:table-cell table:style-name="ce2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EMAIL: <text:a xlink:href="mailto:manager@gmail.com" xlink:type="simple">manager@gmail.com</text:a></text:p>
          </table:table-cell>
          <table:covered-table-cell table:number-columns-repeated="2" table:style-name="ce6"/>
          <table:table-cell table:style-name="ce71"/>
          <table:table-cell table:style-name="ce30" office:value-type="string" calcext:value-type="string">
            <text:p>EMAIL:</text:p>
          </table:table-cell>
          <table:table-cell table:style-name="ce88" office:value-type="string" calcext:value-type="string" table:number-columns-spanned="3" table:number-rows-spanned="1">
            <text:p>------</text:p>
          </table:table-cell>
          <table:covered-table-cell table:number-columns-repeated="2" table:style-name="ce88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>
            <draw:custom-shape table:end-cell-address="Presupuseto.J12" table:end-x="0.115cm" table:end-y="0.132cm" draw:z-index="2" draw:name="AutoShape 3" draw:style-name="gr4" draw:text-style-name="P2" svg:width="15.943cm" svg:height="0.68cm" svg:x="0.01cm" svg:y="0.3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Nº PRESUPUESTO</text:p>
          </table:table-cell>
          <table:covered-table-cell table:style-name="ce22"/>
          <table:table-cell table:style-name="ce19" office:value-type="float" office:value="1" calcext:value-type="float">
            <text:p>1</text:p>
          </table:table-cell>
          <table:table-cell table:style-name="ce25"/>
          <table:table-cell table:style-name="ce31"/>
          <table:table-cell table:style-name="ce40" office:value-type="string" calcext:value-type="string">
            <text:p>FECHA</text:p>
          </table:table-cell>
          <table:table-cell table:style-name="ce45" office:value-type="date" office:date-value="2023-08-24" calcext:value-type="date">
            <text:p>24/08/2023</text:p>
          </table:table-cell>
          <table:table-cell table:style-name="ce51"/>
          <table:table-cell table:number-columns-repeated="1015"/>
        </table:table-row>
        <table:table-row table:style-name="ro4">
          <table:table-cell/>
          <table:table-cell table:style-name="ce2" table:number-columns-repeated="8"/>
          <table:table-cell table:number-columns-repeated="1015"/>
        </table:table-row>
        <table:table-row table:style-name="ro4">
          <table:table-cell table:style-name="ce2"/>
          <table:table-cell table:style-name="ce7" office:value-type="string" calcext:value-type="string" table:number-columns-spanned="4" table:number-rows-spanned="1">
            <text:p>CONCEPTO</text:p>
          </table:table-cell>
          <table:covered-table-cell table:number-columns-repeated="2" table:style-name="ce14"/>
          <table:covered-table-cell table:style-name="ce26"/>
          <table:table-cell table:style-name="ce32" office:value-type="string" calcext:value-type="string">
            <text:p>CANTIDAD</text:p>
          </table:table-cell>
          <table:table-cell table:style-name="ce32" office:value-type="string" calcext:value-type="string">
            <text:p>PRECIO</text:p>
          </table:table-cell>
          <table:table-cell table:style-name="ce32" office:value-type="string" calcext:value-type="string">
            <text:p>%DTO.</text:p>
          </table:table-cell>
          <table:table-cell table:style-name="ce32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REALIZAR LOGIN</text:p>
          </table:table-cell>
          <table:covered-table-cell table:number-columns-repeated="2" table:style-name="ce15"/>
          <table:covered-table-cell table:style-name="ce27"/>
          <table:table-cell table:style-name="ce33" office:value-type="float" office:value="3" calcext:value-type="float">
            <text:p>3</text:p>
          </table:table-cell>
          <table:table-cell table:style-name="ce90" office:value-type="currency" office:currency="ARS" office:value="431.81" calcext:value-type="currency">
            <text:p>$431,81</text:p>
          </table:table-cell>
          <table:table-cell table:style-name="ce33"/>
          <table:table-cell table:style-name="ce52" table:formula="of:=([.$F14]*[.$G14])-(([.$F14]*[.$G14])*[.$H14]/100)" office:value-type="currency" office:currency="EUR" office:value="1295.43" calcext:value-type="currency">
            <text:p>1.295,43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 table:number-columns-spanned="4" table:number-rows-spanned="1">
            <text:p>LUZ(FIJO)</text:p>
          </table:table-cell>
          <table:covered-table-cell table:number-columns-repeated="3" table:style-name="ce16"/>
          <table:table-cell table:style-name="ce34"/>
          <table:table-cell table:style-name="ce91" office:value-type="currency" office:currency="ARS" office:value="2000" calcext:value-type="currency">
            <text:p>$2.000,00</text:p>
          </table:table-cell>
          <table:table-cell table:style-name="ce34"/>
          <table:table-cell table:style-name="ce53" table:formula="of:=([.$F15]*[.$G15])-(([.$F15]*[.$G15])*[.$H15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 table:number-columns-spanned="4" table:number-rows-spanned="1">
            <text:p>HOSTING(FIJO)</text:p>
          </table:table-cell>
          <table:covered-table-cell table:number-columns-repeated="3" table:style-name="ce16"/>
          <table:table-cell table:style-name="ce34"/>
          <table:table-cell table:style-name="ce91" office:value-type="currency" office:currency="ARS" office:value="2500" calcext:value-type="currency">
            <text:p>$2.500,00</text:p>
          </table:table-cell>
          <table:table-cell table:style-name="ce34"/>
          <table:table-cell table:style-name="ce53" table:formula="of:=([.$F16]*[.$G16])-(([.$F16]*[.$G16])*[.$H16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 table:number-columns-spanned="4" table:number-rows-spanned="1">
            <text:p>HACER PANTALLA DE ESCUELAS</text:p>
          </table:table-cell>
          <table:covered-table-cell table:number-columns-repeated="3" table:style-name="ce16"/>
          <table:table-cell table:style-name="ce34" office:value-type="float" office:value="1" calcext:value-type="float">
            <text:p>1</text:p>
          </table:table-cell>
          <table:table-cell table:style-name="ce91" office:value-type="currency" office:currency="ARS" office:value="431.81" calcext:value-type="currency">
            <text:p>$431,81</text:p>
          </table:table-cell>
          <table:table-cell table:style-name="ce34"/>
          <table:table-cell table:style-name="ce53" table:formula="of:=([.$F17]*[.$G17])-(([.$F17]*[.$G17])*[.$H17]/100)" office:value-type="currency" office:currency="EUR" office:value="431.81" calcext:value-type="currency">
            <text:p>431,81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 table:number-columns-spanned="4" table:number-rows-spanned="1">
            <text:p>HACER PANTALLA DE CURSOS</text:p>
          </table:table-cell>
          <table:covered-table-cell table:number-columns-repeated="3" table:style-name="ce16"/>
          <table:table-cell table:style-name="ce34" office:value-type="float" office:value="1" calcext:value-type="float">
            <text:p>1</text:p>
          </table:table-cell>
          <table:table-cell table:style-name="ce91"/>
          <table:table-cell table:style-name="ce34"/>
          <table:table-cell table:style-name="ce53" table:formula="of:=([.$F18]*[.$G18])-(([.$F18]*[.$G18])*[.$H18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 table:number-columns-spanned="4" table:number-rows-spanned="1">
            <text:p>HACER PANTALLA DE <text:s/>MATERIAS</text:p>
          </table:table-cell>
          <table:covered-table-cell table:number-columns-repeated="3" table:style-name="ce16"/>
          <table:table-cell table:style-name="ce34" office:value-type="float" office:value="1" calcext:value-type="float">
            <text:p>1</text:p>
          </table:table-cell>
          <table:table-cell table:style-name="ce91"/>
          <table:table-cell table:style-name="ce34"/>
          <table:table-cell table:style-name="ce53" table:formula="of:=([.$F19]*[.$G19])-(([.$F19]*[.$G19])*[.$H19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 table:number-columns-spanned="4" table:number-rows-spanned="1">
            <text:p>SERVICIO DE INTERNET (FIJO)</text:p>
          </table:table-cell>
          <table:covered-table-cell table:number-columns-repeated="3" table:style-name="ce16"/>
          <table:table-cell table:style-name="ce34"/>
          <table:table-cell table:style-name="ce91" office:value-type="currency" office:currency="ARS" office:value="5000" calcext:value-type="currency">
            <text:p>$5.000,00</text:p>
          </table:table-cell>
          <table:table-cell table:style-name="ce34"/>
          <table:table-cell table:style-name="ce53" table:formula="of:=([.$F20]*[.$G20])-(([.$F20]*[.$G20])*[.$H20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21]*[.$G21])-(([.$F21]*[.$G21])*[.$H21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 table:number-columns-spanned="4" table:number-rows-spanned="1">
            <text:p>CARGAR NOMBRES DE ALUMNOS</text:p>
          </table:table-cell>
          <table:covered-table-cell table:number-columns-repeated="3" table:style-name="ce16"/>
          <table:table-cell table:style-name="ce34" office:value-type="float" office:value="1" calcext:value-type="float">
            <text:p>1</text:p>
          </table:table-cell>
          <table:table-cell table:style-name="ce91" office:value-type="currency" office:currency="ARS" office:value="431.81" calcext:value-type="currency">
            <text:p>$431,81</text:p>
          </table:table-cell>
          <table:table-cell table:style-name="ce34"/>
          <table:table-cell table:style-name="ce53" table:formula="of:=([.$F22]*[.$G22])-(([.$F22]*[.$G22])*[.$H22]/100)" office:value-type="currency" office:currency="EUR" office:value="431.81" calcext:value-type="currency">
            <text:p>431,81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 table:number-columns-spanned="4" table:number-rows-spanned="1">
            <text:p>CARGAR ASISTENCIAS</text:p>
          </table:table-cell>
          <table:covered-table-cell table:number-columns-repeated="3" table:style-name="ce16"/>
          <table:table-cell table:style-name="ce34" office:value-type="float" office:value="1" calcext:value-type="float">
            <text:p>1</text:p>
          </table:table-cell>
          <table:table-cell table:style-name="ce91" office:value-type="currency" office:currency="ARS" office:value="431.81" calcext:value-type="currency">
            <text:p>$431,81</text:p>
          </table:table-cell>
          <table:table-cell table:style-name="ce34"/>
          <table:table-cell table:style-name="ce53" table:formula="of:=([.$F23]*[.$G23])-(([.$F23]*[.$G23])*[.$H23]/100)" office:value-type="currency" office:currency="EUR" office:value="431.81" calcext:value-type="currency">
            <text:p>431,81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 table:number-columns-spanned="4" table:number-rows-spanned="1">
            <text:p>CARGAR NOTAS </text:p>
          </table:table-cell>
          <table:covered-table-cell table:number-columns-repeated="3" table:style-name="ce16"/>
          <table:table-cell table:style-name="ce34" office:value-type="float" office:value="1" calcext:value-type="float">
            <text:p>1</text:p>
          </table:table-cell>
          <table:table-cell table:style-name="ce91" office:value-type="currency" office:currency="ARS" office:value="431.81" calcext:value-type="currency">
            <text:p>$431,81</text:p>
          </table:table-cell>
          <table:table-cell table:style-name="ce34"/>
          <table:table-cell table:style-name="ce53" table:formula="of:=([.$F24]*[.$G24])-(([.$F24]*[.$G24])*[.$H24]/100)" office:value-type="currency" office:currency="EUR" office:value="431.81" calcext:value-type="currency">
            <text:p>431,81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25]*[.$G25])-(([.$F25]*[.$G25])*[.$H25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26]*[.$G26])-(([.$F26]*[.$G26])*[.$H26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27]*[.$G27])-(([.$F27]*[.$G27])*[.$H27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28]*[.$G28])-(([.$F28]*[.$G28])*[.$H28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29]*[.$G29])-(([.$F29]*[.$G29])*[.$H29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30]*[.$G30])-(([.$F30]*[.$G30])*[.$H30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31]*[.$G31])-(([.$F31]*[.$G31])*[.$H31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32]*[.$G32])-(([.$F32]*[.$G32])*[.$H32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33]*[.$G33])-(([.$F33]*[.$G33])*[.$H33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34]*[.$G34])-(([.$F34]*[.$G34])*[.$H34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35]*[.$G35])-(([.$F35]*[.$G35])*[.$H35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36]*[.$G36])-(([.$F36]*[.$G36])*[.$H36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16"/>
          <table:table-cell table:style-name="ce34"/>
          <table:table-cell table:style-name="ce91"/>
          <table:table-cell table:style-name="ce34"/>
          <table:table-cell table:style-name="ce53" table:formula="of:=([.$F37]*[.$G37])-(([.$F37]*[.$G37])*[.$H37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10" table:number-columns-spanned="4" table:number-rows-spanned="1"/>
          <table:covered-table-cell table:number-columns-repeated="2" table:style-name="ce17"/>
          <table:covered-table-cell table:style-name="ce28"/>
          <table:table-cell table:style-name="ce35"/>
          <table:table-cell table:style-name="ce92"/>
          <table:table-cell table:style-name="ce35"/>
          <table:table-cell table:style-name="ce54" table:formula="of:=([.$F38]*[.$G38])-(([.$F38]*[.$G38])*[.$H38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5">
          <table:table-cell/>
          <table:table-cell table:style-name="ce11" table:number-columns-repeated="6"/>
          <table:table-cell table:style-name="ce46" office:value-type="string" calcext:value-type="string">
            <text:p>SUMA</text:p>
          </table:table-cell>
          <table:table-cell table:style-name="ce55" table:formula="of:=SUM([.I14:.I38])" office:value-type="currency" office:currency="EUR" office:value="3022.67" calcext:value-type="currency">
            <text:p>3.022,67 €</text:p>
          </table:table-cell>
          <table:table-cell table:number-columns-repeated="1015"/>
        </table:table-row>
        <table:table-row table:style-name="ro5">
          <table:table-cell/>
          <table:table-cell table:style-name="ce11" table:number-columns-repeated="4"/>
          <table:table-cell table:style-name="ce36" office:value-type="string" calcext:value-type="string" table:number-columns-spanned="2" table:number-rows-spanned="1">
            <text:p>%I.V.A.</text:p>
          </table:table-cell>
          <table:covered-table-cell table:style-name="ce22"/>
          <table:table-cell table:style-name="ce47" office:value-type="float" office:value="21" calcext:value-type="float">
            <text:p>21</text:p>
          </table:table-cell>
          <table:table-cell table:style-name="ce55" table:formula="of:=([.$I$39]*[.$H$40]/100)" office:value-type="currency" office:currency="EUR" office:value="634.7607" calcext:value-type="currency">
            <text:p>634,76 €</text:p>
          </table:table-cell>
          <table:table-cell table:number-columns-repeated="1015"/>
        </table:table-row>
        <table:table-row table:style-name="ro5">
          <table:table-cell/>
          <table:table-cell table:style-name="ce11" table:number-columns-repeated="4"/>
          <table:table-cell table:style-name="ce36" office:value-type="string" calcext:value-type="string" table:number-columns-spanned="2" table:number-rows-spanned="1">
            <text:p>%R.E.</text:p>
          </table:table-cell>
          <table:covered-table-cell table:style-name="ce22"/>
          <table:table-cell table:style-name="ce47"/>
          <table:table-cell table:style-name="ce55" table:formula="of:=([.$I$39]*[.$H$41]/100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6">
          <table:table-cell/>
          <table:table-cell table:style-name="ce11" table:number-columns-repeated="2"/>
          <table:table-cell table:style-name="ce69" office:value-type="string" calcext:value-type="string" table:number-columns-spanned="4" table:number-rows-spanned="1">
            <text:p>TOTAL PRESUPUESTO</text:p>
          </table:table-cell>
          <table:covered-table-cell table:number-columns-repeated="3" table:style-name="ce69"/>
          <table:table-cell table:style-name="ce48" table:formula="of:=[.I39]+[.I41]" office:value-type="currency" office:currency="EUR" office:value="3022.67" calcext:value-type="currency" table:number-columns-spanned="2" table:number-rows-spanned="1">
            <text:p>3.022,67 €</text:p>
          </table:table-cell>
          <table:covered-table-cell table:style-name="ce56"/>
          <table:table-cell table:number-columns-repeated="1015"/>
        </table:table-row>
        <table:table-row table:style-name="ro1">
          <table:table-cell/>
          <table:table-cell table:style-name="ce11" table:number-columns-repeated="6"/>
          <table:table-cell table:style-name="ce49" table:number-columns-repeated="2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FORMA DE PAGO</text:p>
          </table:table-cell>
          <table:covered-table-cell table:style-name="ce18"/>
          <table:table-cell table:style-name="ce70" office:value-type="string" calcext:value-type="string" table:number-columns-spanned="6" table:number-rows-spanned="1">
            <text:p>EFECTIVO/TRANFERENCIA </text:p>
          </table:table-cell>
          <table:covered-table-cell table:number-columns-repeated="5" table:style-name="ce70"/>
          <table:table-cell table:number-columns-repeated="1015"/>
        </table:table-row>
        <table:table-row table:style-name="ro1">
          <table:table-cell table:number-columns-repeated="5"/>
          <table:table-cell>
            <draw:custom-shape table:end-cell-address="Presupuseto.I53" table:end-x="2.237cm" table:end-y="0.423cm" draw:z-index="1" draw:name="AutoShape 1" draw:style-name="gr5" draw:text-style-name="P2" svg:width="8.952cm" svg:height="3.778cm" svg:x="0cm" svg:y="0.2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44" office:value-type="string" calcext:value-type="string" table:number-columns-spanned="2" table:number-rows-spanned="1">
            <text:p>CONFORME EL CLIENTE</text:p>
          </table:table-cell>
          <table:covered-table-cell table:style-name="ce50"/>
          <table:table-cell table:number-columns-repeated="1016"/>
        </table:table-row>
        <table:table-row table:style-name="ro1">
          <table:table-cell table:number-columns-repeated="6"/>
          <table:table-cell table:style-name="ce44" office:value-type="string" calcext:value-type="string" table:number-columns-spanned="2" table:number-rows-spanned="1">
            <text:p>FIRMA Y SELLO</text:p>
          </table:table-cell>
          <table:covered-table-cell table:style-name="ce50"/>
          <table:table-cell table:number-columns-repeated="1016"/>
        </table:table-row>
        <table:table-row table:style-name="ro1">
          <table:table-cell table:number-columns-repeated="5"/>
          <table:table-cell table:style-name="ce37" table:number-columns-spanned="4" table:number-rows-spanned="6"/>
          <table:covered-table-cell table:number-columns-repeated="3" table:style-name="ce87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87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87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87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87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8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visibility="collapse">
          <table:table-cell table:number-columns-repeated="1024"/>
        </table:table-row>
        <table:table-row table:style-name="ro1" table:number-rows-repeated="104851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2">
      <number:number number:decimal-places="2" number:min-decimal-places="2" number:min-integer-digits="1" number:grouping="true"/>
      <number:text> €</number:text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time-style style:name="N137">
      <number:minutes number:style="long"/>
      <number:text>:</number:text>
      <number:seconds number:style="long" number:decimal-places="1"/>
    </number:time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num-format="1" style:print-orientation="portrait" fo:margin-top="1.9cm" fo:margin-bottom="1.9cm" fo:margin-left="1.9cm" fo:margin-right="1.9cm" style:first-page-number="continue" style:scale-to="100%" style:writing-mode="lr-tb"/>
      <style:header-style>
        <style:header-footer-properties fo:min-height="0.75cm" fo:margin-left="0cm" fo:margin-right="1.099cm" fo:margin-bottom="0cm"/>
      </style:header-style>
      <style:footer-style>
        <style:header-footer-properties fo:min-height="0.75cm" fo:margin-left="0cm" fo:margin-right="1.099cm" fo:margin-top="0cm"/>
      </style:footer-style>
    </style:page-layout>
  </office:automatic-styles>
  <office:master-styles>
    <style:master-page style:name="PageStyle_5f_Presupuseto" style:display-name="PageStyle_Presupuse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8:39:05.628522898</meta:creation-date>
    <meta:editing-cycles>2</meta:editing-cycles>
    <meta:editing-duration>PT6M45S</meta:editing-duration>
    <meta:generator>LibreOffice/7.3.7.2$Linux_X86_64 LibreOffice_project/30$Build-2</meta:generator>
    <dc:title>Plantilla de presupuesto</dc:title>
    <dc:date>2023-08-25T19:06:11.391489113</dc:date>
    <meta:document-statistic meta:table-count="1" meta:cell-count="87" meta:object-count="5"/>
  </office:meta>
</office:document-meta>
</file>